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Pictures/1000000000000020000000204B249CA79A42C6D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stroke-linejoin="miter" draw:fill="solid" draw:fill-color="#000000" fo:padding-top="0.121cm" fo:padding-bottom="0.121cm" fo:padding-left="0.246cm" fo:padding-right="0.24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015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07cm" svg:height="0.069cm" svg:x="4.236cm" svg:y="1.326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4.272cm" svg:y1="1.353cm" svg:x2="5.401cm" svg:y2="0.629cm">
          <text:p/>
        </draw:line>
        <draw:line draw:style-name="gr2" draw:text-style-name="P2" draw:layer="layout" svg:x1="4.247cm" svg:y1="1.345cm" svg:x2="3.118cm" svg:y2="0.621cm">
          <text:p/>
        </draw:line>
        <draw:line draw:style-name="gr2" draw:text-style-name="P2" draw:layer="layout" svg:x1="4.284cm" svg:y1="2.71cm" svg:x2="4.273cm" svg:y2="1.369cm">
          <text:p/>
        </draw:line>
        <draw:path draw:style-name="gr3" draw:text-style-name="P3" draw:layer="layout" svg:width="0.415cm" svg:height="0.409cm" svg:x="4.813cm" svg:y="0.667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3" draw:text-style-name="P3" draw:layer="layout" svg:width="0.415cm" svg:height="0.409cm" svg:x="4.068cm" svg:y="2.043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3" draw:text-style-name="P3" draw:layer="layout" svg:width="0.415cm" svg:height="0.409cm" svg:x="3.295cm" svg:y="0.666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frame draw:style-name="gr4" draw:text-style-name="P4" draw:layer="layout" svg:width="0.529cm" svg:height="0.47cm" svg:x="4.002cm" svg:y="1.9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0.492cm" svg:height="0.47cm" svg:x="3.249cm" svg:y="0.6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0.509cm" svg:height="0.47cm" svg:x="4.758cm" svg:y="0.6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0.327cm" svg:height="0.47cm" svg:x="4.092cm" svg:y="2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399cm" svg:height="0.47cm" svg:x="2.7cm" svg:y="0.27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429cm" svg:height="0.47cm" svg:x="5.496cm" svg:y="0.26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1.7cm" svg:height="1.28cm" svg:x="0.382cm" svg:y="0.96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1.2cm" svg:height="1.01cm" svg:x="6.714cm" svg:y="0.97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1.999cm" svg:height="0.999cm" svg:x="3.653cm" svg:y="2.78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1" draw:text-style-name="P1" draw:layer="layout" svg:width="0.07cm" svg:height="0.069cm" svg:x="10.03cm" svg:y="1.465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10.066cm" svg:y1="1.492cm" svg:x2="11.195cm" svg:y2="0.768cm">
          <text:p/>
        </draw:line>
        <draw:line draw:style-name="gr2" draw:text-style-name="P2" draw:layer="layout" svg:x1="10.041cm" svg:y1="1.484cm" svg:x2="8.912cm" svg:y2="0.76cm">
          <text:p/>
        </draw:line>
        <draw:line draw:style-name="gr2" draw:text-style-name="P2" draw:layer="layout" svg:x1="10.071cm" svg:y1="2.094cm" svg:x2="10.067cm" svg:y2="1.508cm">
          <text:p/>
        </draw:line>
        <draw:path draw:style-name="gr3" draw:text-style-name="P3" draw:layer="layout" svg:width="0.415cm" svg:height="0.409cm" svg:x="10.607cm" svg:y="0.806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3" draw:text-style-name="P3" draw:layer="layout" svg:width="0.415cm" svg:height="0.409cm" svg:x="9.089cm" svg:y="0.805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frame draw:style-name="gr4" draw:text-style-name="P4" draw:layer="layout" svg:width="0.492cm" svg:height="0.47cm" svg:x="9.043cm" svg:y="0.76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0.509cm" svg:height="0.47cm" svg:x="10.552cm" svg:y="0.7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0.327cm" svg:height="0.47cm" svg:x="9.886cm" svg:y="3.7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0.399cm" svg:height="0.47cm" svg:x="8.494cm" svg:y="0.4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0.429cm" svg:height="0.47cm" svg:x="11.29cm" svg:y="0.4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" draw:text-style-name="P2" draw:layer="layout" svg:x1="10.056cm" svg:y1="3.271cm" svg:x2="10.056cm" svg:y2="3.721cm">
          <text:p/>
        </draw:line>
        <draw:frame draw:style-name="gr4" draw:text-style-name="P4" draw:layer="layout" svg:width="0.517cm" svg:height="0.47cm" svg:x="9.81cm" svg:y="2.7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0.424cm" svg:height="0.47cm" svg:x="9.86cm" svg:y="2.00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4" draw:layer="layout" svg:width="1.2cm" svg:height="1.01cm" svg:x="12.244cm" svg:y="0.97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ath draw:style-name="gr1" draw:text-style-name="P1" draw:layer="layout" svg:width="0.07cm" svg:height="0.069cm" svg:x="15.247cm" svg:y="1.441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15.283cm" svg:y1="1.468cm" svg:x2="16.412cm" svg:y2="0.744cm">
          <text:p/>
        </draw:line>
        <draw:line draw:style-name="gr2" draw:text-style-name="P2" draw:layer="layout" svg:x1="15.258cm" svg:y1="1.46cm" svg:x2="14.129cm" svg:y2="0.736cm">
          <text:p/>
        </draw:line>
        <draw:line draw:style-name="gr2" draw:text-style-name="P2" draw:layer="layout" svg:x1="15.286cm" svg:y1="1.818cm" svg:x2="15.284cm" svg:y2="1.484cm">
          <text:p/>
        </draw:line>
        <draw:path draw:style-name="gr3" draw:text-style-name="P3" draw:layer="layout" svg:width="0.415cm" svg:height="0.409cm" svg:x="15.824cm" svg:y="0.782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3" draw:text-style-name="P3" draw:layer="layout" svg:width="0.415cm" svg:height="0.409cm" svg:x="14.306cm" svg:y="0.781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frame draw:style-name="gr4" draw:text-style-name="P4" draw:layer="layout" svg:width="0.492cm" svg:height="0.47cm" svg:x="14.26cm" svg:y="0.73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0.509cm" svg:height="0.47cm" svg:x="15.769cm" svg:y="0.7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0.327cm" svg:height="0.47cm" svg:x="15.103cm" svg:y="3.69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4" draw:layer="layout" svg:width="0.399cm" svg:height="0.47cm" svg:x="13.711cm" svg:y="0.39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0.429cm" svg:height="0.47cm" svg:x="16.507cm" svg:y="0.38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2" draw:text-style-name="P2" draw:layer="layout" svg:x1="15.273cm" svg:y1="2.947cm" svg:x2="15.273cm" svg:y2="3.697cm">
          <text:p/>
        </draw:line>
        <draw:frame draw:style-name="gr4" draw:text-style-name="P4" draw:layer="layout" svg:width="0.517cm" svg:height="0.47cm" svg:x="15.027cm" svg:y="2.47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0.424cm" svg:height="0.47cm" svg:x="15.077cm" svg:y="1.68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path draw:style-name="gr3" draw:text-style-name="P3" draw:layer="layout" svg:width="0.415cm" svg:height="0.409cm" svg:x="15.069cm" svg:y="3.143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frame draw:style-name="gr4" draw:text-style-name="P4" draw:layer="layout" svg:width="0.407cm" svg:height="0.47cm" svg:x="15.078cm" svg:y="3.10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1-26T23:09:19.199122712</dc:date>
    <meta:editing-duration>PT1H4M6S</meta:editing-duration>
    <meta:editing-cycles>17</meta:editing-cycles>
    <meta:document-statistic meta:object-count="47"/>
  </office:meta>
</office:document-meta>
</file>

<file path=Object 1/content.xml><?xml version="1.0" encoding="utf-8"?>
<math xmlns="http://www.w3.org/1998/Math/MathML" display="block">
  <semantics>
    <mi>i</mi>
    <annotation encoding="StarMath 5.0">i</annotation>
  </semantics>
</math>
</file>

<file path=Object 10/content.xml><?xml version="1.0" encoding="utf-8"?>
<math xmlns="http://www.w3.org/1998/Math/MathML" display="block">
  <semantics>
    <mi>m</mi>
    <annotation encoding="StarMath 5.0">m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>j</mi>
    <annotation encoding="StarMath 5.0">j</annotation>
  </semantics>
</math>
</file>

<file path=Object 15/content.xml><?xml version="1.0" encoding="utf-8"?>
<math xmlns="http://www.w3.org/1998/Math/MathML" display="block">
  <semantics>
    <mi>k</mi>
    <annotation encoding="StarMath 5.0">k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row/>
      <mo stretchy="false">=</mo>
      <mrow/>
    </mrow>
    <annotation encoding="StarMath 5.0">{} = {  }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i>C</mi>
    <annotation encoding="StarMath 5.0">C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i>j</mi>
    <annotation encoding="StarMath 5.0">j</annotation>
  </semantics>
</math>
</file>

<file path=Object 22/content.xml><?xml version="1.0" encoding="utf-8"?>
<math xmlns="http://www.w3.org/1998/Math/MathML" display="block">
  <semantics>
    <mi>k</mi>
    <annotation encoding="StarMath 5.0">k</annotation>
  </semantics>
</math>
</file>

<file path=Object 23/content.xml><?xml version="1.0" encoding="utf-8"?>
<math xmlns="http://www.w3.org/1998/Math/MathML" display="block">
  <semantics>
    <mi>m</mi>
    <annotation encoding="StarMath 5.0">m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i>j</mi>
    <annotation encoding="StarMath 5.0">j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frac>
      <mo stretchy="false">∂</mo>
      <mrow>
        <mo stretchy="false">∂</mo>
        <msub>
          <mi>A</mi>
          <mrow>
            <mi>m</mi>
            <mi>n</mi>
          </mrow>
        </msub>
      </mrow>
    </mfrac>
    <annotation encoding="StarMath 5.0">partial over { partial A_{m n}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/>
      <mo stretchy="false">=</mo>
      <mrow/>
    </mrow>
    <annotation encoding="StarMath 5.0">{} = {  }</annotation>
  </semantics>
</math>
</file>